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4.15cm"/>
    </style:style>
    <style:style style:name="pr7" style:family="presentation" style:parent-style-name="Default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fo:font-size="20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family="Arial" style:font-style-name="Regular" style:font-family-generic="swiss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uting Limits 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s of Basic Func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most functions</text:p>
              </text:list-item>
              <text:list-item>
                <text:p>Examples:</text:p>
                <text:list>
                  <text:list-item>
                    <text:p/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7.677cm" svg:height="2.003cm" svg:x="12.323cm" svg:y="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5.507cm" svg:height="1.773cm" svg:x="4cm" svg:y="8.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15.812cm" svg:height="1.909cm" svg:x="4cm" svg:y="9.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s of Limits</text:p>
          </draw:text-box>
        </draw:frame>
        <draw:frame draw:style-name="gr2" draw:layer="layout" svg:width="18.397cm" svg:height="2.003cm" svg:x="4cm" svg:y="4.997cm" presentation:class="object" presentation:user-transformed="true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18.305cm" svg:height="2.011cm" svg:x="4.001cm" svg:y="6.99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11.591cm" svg:height="2.011cm" svg:x="4.002cm" svg:y="8.89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18.317cm" svg:height="2.011cm" svg:x="4.002cm" svg:y="10.999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19.061cm" svg:height="2.011cm" svg:x="4.003cm" svg:y="13.1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11.723cm" svg:height="2.168cm" svg:x="4.003cm" svg:y="1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ueeze Theorem</text:p>
          </draw:text-box>
        </draw:frame>
        <draw:frame presentation:style-name="pr6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If we have f(x) <text:span text:style-name="T1">≤ g(x) ≤ h(x), then if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the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><text:span text:style-name="T2">Basiclly if g is between f and h then as f and h approach a, g approches the same thing</text:span>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10.867cm" svg:height="2.003cm" svg:x="2.133cm" svg:y="6.497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text-style-name="P1" draw:layer="layout" svg:width="5.905cm" svg:height="2.003cm" svg:x="16.095cm" svg:y="6.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7" draw:text-style-name="P2" draw:layer="layout" svg:width="25.199cm" svg:height="17.935cm" svg:x="1.4cm" svg:y="0.837cm" presentation:class="subtitl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56M35S</meta:editing-duration>
    <meta:editing-cycles>22</meta:editing-cycles>
    <meta:generator>OpenOffice/4.1.1$Win32 OpenOffice.org_project/411m6$Build-9775</meta:generator>
    <dc:date>2016-09-14T08:54:38.50</dc:date>
    <meta:document-statistic meta:object-count="50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a</mi>
            </mrow>
          </mrow>
        </munder>
        <mi>f</mi>
      </mrow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a</mi>
        </mrow>
        <mo stretchy="false">)</mo>
      </mrow>
    </mrow>
    <annotation encoding="StarMath 5.0">lim csub{x toward a} f(x) = f(a)</annotation>
  </semantics>
</math>
</file>

<file path=Object 10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a</mi>
            </mrow>
          </mrow>
        </munder>
        <mi>f</mi>
      </mrow>
      <mrow>
        <mrow>
          <mo stretchy="false">(</mo>
          <mrow>
            <mi>x</mi>
          </mrow>
          <mo stretchy="false">)</mo>
        </mrow>
        <mo stretchy="false">=</mo>
        <mrow>
          <munder>
            <mi>lim</mi>
            <mrow>
              <mrow>
                <mi>x</mi>
                <mo stretchy="false">→</mo>
                <mi>a</mi>
              </mrow>
            </mrow>
          </munder>
          <mi>h</mi>
        </mrow>
      </mrow>
      <mrow>
        <mrow>
          <mo stretchy="false">(</mo>
          <mrow>
            <mi>x</mi>
          </mrow>
          <mo stretchy="false">)</mo>
        </mrow>
        <mo stretchy="false">=</mo>
        <mi>L</mi>
      </mrow>
    </mrow>
    <annotation encoding="StarMath 5.0">lim csub{x toward a} f(x) = lim csub{x toward a} h(x) = L</annotation>
  </semantics>
</math>
</file>

<file path=Object 1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a</mi>
            </mrow>
          </mrow>
        </munder>
        <mi>g</mi>
      </mrow>
      <mrow>
        <mrow>
          <mo stretchy="false">(</mo>
          <mrow>
            <mi>x</mi>
          </mrow>
          <mo stretchy="false">)</mo>
        </mrow>
        <mo stretchy="false">=</mo>
        <mi>L</mi>
      </mrow>
    </mrow>
    <annotation encoding="StarMath 5.0">lim csub{x toward a} g(x) = L</annotation>
  </semantics>
</math>
</file>

<file path=Object 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5</mn>
            </mrow>
          </mrow>
        </munder>
        <mn>2</mn>
      </mrow>
      <mrow>
        <mrow>
          <mi>x</mi>
          <mo stretchy="false">−</mo>
          <mn>7</mn>
        </mrow>
        <mo stretchy="false">=</mo>
        <mn>3</mn>
      </mrow>
    </mrow>
    <annotation encoding="StarMath 5.0">lim csub{x toward 5} 2 x - 7 = 3
</annotation>
  </semantics>
</math>
</file>

<file path=Object 3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0</mn>
            </mrow>
          </mrow>
        </munder>
        <msup>
          <mi>sin</mi>
          <mrow>
            <mo stretchy="false">−</mo>
            <mn>1</mn>
          </mrow>
        </msup>
      </mrow>
      <mrow>
        <mrow>
          <mo stretchy="false">(</mo>
          <mrow>
            <msup>
              <mi mathvariant="normal">e</mi>
              <mrow>
                <mi>x</mi>
              </mrow>
            </msup>
          </mrow>
          <mo stretchy="false">)</mo>
        </mrow>
        <mo stretchy="false">=</mo>
        <msup>
          <mi>sin</mi>
          <mrow>
            <mo stretchy="false">−</mo>
            <mn>1</mn>
          </mrow>
        </msup>
      </mrow>
      <mrow>
        <mrow>
          <mo stretchy="false">(</mo>
          <mrow>
            <msup>
              <mi mathvariant="normal">e</mi>
              <mrow>
                <mn>0</mn>
              </mrow>
            </msup>
          </mrow>
          <mo stretchy="false">)</mo>
        </mrow>
        <mo stretchy="false">=</mo>
        <msup>
          <mi>sin</mi>
          <mrow>
            <mo stretchy="false">−</mo>
            <mn>1</mn>
          </mrow>
        </msup>
      </mrow>
      <mrow>
        <mrow>
          <mo stretchy="false">(</mo>
          <mrow>
            <mn>1</mn>
          </mrow>
          <mo stretchy="false">)</mo>
        </mrow>
        <mo stretchy="false">=</mo>
        <mrow>
          <mo stretchy="false">π</mo>
          <mo stretchy="false">/</mo>
          <mn>2</mn>
        </mrow>
      </mrow>
    </mrow>
    <annotation encoding="StarMath 5.0">lim csub{x toward 0} sin^-1
(func e^{x}) = sin^-1(func e^{0}) = sin^-1(1) = %pi / 2
</annotation>
  </semantics>
</math>
</file>

<file path=Object 4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i>a</mi>
              </mrow>
            </mrow>
          </munder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+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row>
          <munder>
            <mi>lim</mi>
            <mrow>
              <mrow>
                <mi>x</mi>
                <mo stretchy="false">→</mo>
                <mi>a</mi>
              </mrow>
            </mrow>
          </munder>
          <mi>f</mi>
        </mrow>
      </mrow>
      <mrow>
        <mrow>
          <mo stretchy="false">(</mo>
          <mrow>
            <mi>x</mi>
          </mrow>
          <mo stretchy="false">)</mo>
        </mrow>
        <mo stretchy="false">+</mo>
        <mrow>
          <munder>
            <mi>lim</mi>
            <mrow>
              <mrow>
                <mi>x</mi>
                <mo stretchy="false">→</mo>
                <mi>a</mi>
              </mrow>
            </mrow>
          </munder>
          <mi>g</mi>
        </mrow>
      </mrow>
      <mrow>
        <mo stretchy="false">(</mo>
        <mrow>
          <mi>x</mi>
        </mrow>
        <mo stretchy="false">)</mo>
      </mrow>
    </mrow>
    <annotation encoding="StarMath 5.0">lim csub{x toward a}  (f(x) + g(x)) = lim csub{x toward a}  f(x) + lim csub{x toward a} g(x)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i>a</mi>
              </mrow>
            </mrow>
          </munder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row>
          <munder>
            <mi>lim</mi>
            <mrow>
              <mrow>
                <mi>x</mi>
                <mo stretchy="false">→</mo>
                <mi>a</mi>
              </mrow>
            </mrow>
          </munder>
          <mi>f</mi>
        </mrow>
      </mrow>
      <mrow>
        <mrow>
          <mo stretchy="false">(</mo>
          <mrow>
            <mi>x</mi>
          </mrow>
          <mo stretchy="false">)</mo>
        </mrow>
        <mo stretchy="false">−</mo>
        <mrow>
          <munder>
            <mi>lim</mi>
            <mrow>
              <mrow>
                <mi>x</mi>
                <mo stretchy="false">→</mo>
                <mi>a</mi>
              </mrow>
            </mrow>
          </munder>
          <mi>g</mi>
        </mrow>
      </mrow>
      <mrow>
        <mo stretchy="false">(</mo>
        <mrow>
          <mi>x</mi>
        </mrow>
        <mo stretchy="false">)</mo>
      </mrow>
    </mrow>
    <annotation encoding="StarMath 5.0">lim csub{x toward a}  (f(x) - g(x)) = lim csub{x toward a}  f(x) - lim csub{x toward a} g(x)</annotation>
  </semantics>
</math>
</file>

<file path=Object 6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i>a</mi>
              </mrow>
            </mrow>
          </munder>
          <mrow>
            <mo stretchy="false">(</mo>
            <mrow>
              <mi>c</mi>
              <mi>f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i>c</mi>
      </mrow>
      <mrow>
        <munder>
          <mi>lim</mi>
          <mrow>
            <mrow>
              <mi>x</mi>
              <mo stretchy="false">→</mo>
              <mi>a</mi>
            </mrow>
          </mrow>
        </munder>
        <mi>f</mi>
      </mrow>
      <mrow>
        <mo stretchy="false">(</mo>
        <mrow>
          <mi>x</mi>
        </mrow>
        <mo stretchy="false">)</mo>
      </mrow>
    </mrow>
    <annotation encoding="StarMath 5.0">lim csub{x toward a}  (c f(x)) = c lim csub{x toward a}  f(x)</annotation>
  </semantics>
</math>
</file>

<file path=Object 7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i>a</mi>
              </mrow>
            </mrow>
          </munder>
          <mrow>
            <mo stretchy="false">(</mo>
            <mrow>
              <mi>f</mi>
              <mrow>
                <mo stretchy="false">(</mo>
                <mrow>
                  <mi>x</mi>
                </mrow>
                <mo stretchy="false">)</mo>
              </mrow>
              <mi>g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row>
          <mo stretchy="false">(</mo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i>f</mi>
            </mrow>
            <mrow>
              <mo stretchy="false">(</mo>
              <mrow>
                <mi>x</mi>
              </mrow>
              <mo stretchy="false">)</mo>
            </mrow>
          </mrow>
          <mo stretchy="false">)</mo>
        </mrow>
      </mrow>
      <mrow>
        <mo stretchy="false">(</mo>
        <mrow>
          <mrow>
            <munder>
              <mi>lim</mi>
              <mrow>
                <mrow>
                  <mi>x</mi>
                  <mo stretchy="false">→</mo>
                  <mi>a</mi>
                </mrow>
              </mrow>
            </munder>
            <mi>g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im csub{x toward a}  (f(x) g(x)) = (lim csub{x toward a}  f(x)) (lim csub{x toward a} g(x))</annotation>
  </semantics>
</math>
</file>

<file path=Object 8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i>a</mi>
              </mrow>
            </mrow>
          </munder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/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row>
          <mrow>
            <mo stretchy="false">(</mo>
            <mrow>
              <mrow>
                <munder>
                  <mi>lim</mi>
                  <mrow>
                    <mrow>
                      <mi>x</mi>
                      <mo stretchy="false">→</mo>
                      <mi>a</mi>
                    </mrow>
                  </mrow>
                </munder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o stretchy="false">/</mo>
          <mrow>
            <mo stretchy="false">(</mo>
            <mrow>
              <mrow>
                <munder>
                  <mi>lim</mi>
                  <mrow>
                    <mrow>
                      <mi>x</mi>
                      <mo stretchy="false">→</mo>
                      <mi>a</mi>
                    </mrow>
                  </mrow>
                </munder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</mrow>
    <annotation encoding="StarMath 5.0">lim csub{x toward a}  (f(x)/g(x)) = (lim csub{x toward a}  f(x)) /(lim csub{x toward a} g(x))</annotation>
  </semantics>
</math>
</file>

<file path=Object 9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i>a</mi>
              </mrow>
            </mrow>
          </munder>
          <msup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i>n</mi>
          </msup>
        </mrow>
        <mo stretchy="false">=</mo>
        <msup>
          <mrow>
            <mo stretchy="false">(</mo>
            <mrow>
              <mrow>
                <munder>
                  <mi>lim</mi>
                  <mrow>
                    <mrow>
                      <mi>x</mi>
                      <mo stretchy="false">→</mo>
                      <mi>a</mi>
                    </mrow>
                  </mrow>
                </munder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lim csub{x toward a}  (f(x))^n = (lim csub{x toward a}  f(x))^n</annotation>
  </semantics>
</math>
</file>